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3173in" svg:y="0.0917in">
            <draw:object draw:notify-on-update-of-ranges="Sheet1.A1:Sheet1.A1 Sheet1.A2:Sheet1.A13 Sheet1.B1:Sheet1.B1 Sheet1.B2:Sheet1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q</text:p>
          </table:table-cell>
          <table:table-cell office:value-type="string" calcext:value-type="string">
            <text:p>Response Time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28366311" calcext:value-type="float">
            <text:p>0.28366311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2800955" calcext:value-type="float">
            <text:p>0.280095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8203968" calcext:value-type="float">
            <text:p>0.28203968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27830961" calcext:value-type="float">
            <text:p>0.27830961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28265906" calcext:value-type="float">
            <text:p>0.2826590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28098565" calcext:value-type="float">
            <text:p>0.2809856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28564973" calcext:value-type="float">
            <text:p>0.2856497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7734398" calcext:value-type="float">
            <text:p>0.2773439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784586" calcext:value-type="float">
            <text:p>0.278458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7916756" calcext:value-type="float">
            <text:p>0.279167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8093234" calcext:value-type="float">
            <text:p>0.28093234</text:p>
          </table:table-cell>
        </table:table-row>
        <table:table-row table:style-name="ro1">
          <table:table-cell table:number-columns-repeated="2"/>
        </table:table-row>
        <table:table-row table:style-name="ro2" table:number-rows-repeated="1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3:46:57.467679132</meta:creation-date>
    <dc:date>2013-11-18T00:35:48.397260326</dc:date>
    <meta:editing-duration>PT47M13S</meta:editing-duration>
    <meta:editing-cycles>2</meta:editing-cycles>
    <meta:generator>LibreOffice/4.1.3.2$Linux_x86 LibreOffice_project/4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66cm" svg:y="0.316cm" chart:style-name="ch2">
          <text:p>Tq vs Response Time</text:p>
        </chart:title>
        <chart:legend chart:legend-position="end" svg:x="12.275cm" svg:y="4.201cm" style:legend-expansion="high" chart:style-name="ch3"/>
        <chart:plot-area chart:style-name="ch4" table:cell-range-address="Sheet1.A1:Sheet1.B13" chart:data-source-has-labels="row" svg:x="1.331cm" svg:y="1.635cm" svg:width="10.304cm" svg:height="6.204cm">
          <chartooo:coordinate-region svg:x="2.429cm" svg:y="1.834cm" svg:width="8.874cm" svg:height="5.358cm"/>
          <chart:axis chart:dimension="x" chart:name="primary-x" chart:style-name="ch5">
            <chart:title svg:x="5.248cm" svg:y="8.019cm" chart:style-name="ch6">
              <text:p>Response Time</text:p>
            </chart:title>
          </chart:axis>
          <chart:axis chart:dimension="y" chart:name="primary-y" chart:style-name="ch5">
            <chart:title svg:x="0.451cm" svg:y="4.979cm" chart:style-name="ch7">
              <text:p>Tq</text:p>
            </chart:title>
            <chart:grid chart:style-name="ch8" chart:class="major"/>
          </chart:axis>
          <chart:series chart:style-name="ch9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Sheet1.A2:Sheet1.A13</svg:desc>
                </draw:g>
              </table:table-cell>
              <table:table-cell office:value-type="float" office:value="0.28366311">
                <text:p>0.28366311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2800955">
                <text:p>0.2800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28203968">
                <text:p>0.28203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">
                <text:p>0.051</text:p>
              </table:table-cell>
              <table:table-cell office:value-type="float" office:value="0.27830961">
                <text:p>0.27830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">
                <text:p>0.055</text:p>
              </table:table-cell>
              <table:table-cell office:value-type="float" office:value="0.28265906">
                <text:p>0.28265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28098565">
                <text:p>0.28098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5">
                <text:p>0.075</text:p>
              </table:table-cell>
              <table:table-cell office:value-type="float" office:value="0.28564973">
                <text:p>0.28564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27734398">
                <text:p>0.27734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">
                <text:p>0.15</text:p>
              </table:table-cell>
              <table:table-cell office:value-type="float" office:value="0.2784586">
                <text:p>0.278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27916756">
                <text:p>0.27916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0.28093234">
                <text:p>0.28093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